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a4fe1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orphans="0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a4fe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b3d6c" officeooo:paragraph-rsid="000b3d6c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cae6b" officeooo:paragraph-rsid="000cae6b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4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api rest (un serveur web) grace a express (qui permet de creer des serveur web)</text:p>
          <text:p text:style-name="P2">--&gt; permet de faire le lien entre le <text:span text:style-name="Strong_20_Emphasis">front-end </text:span>(css, html et js )et le <text:span text:style-name="Strong_20_Emphasis">backend</text:span> (sqlite et node.js dérivé de js) (modifié)</text:p>
        </text:list-item>
      </text:list>
      <text:p text:style-name="P6"/>
      <text:p text:style-name="P7">bdd MySQL → besoin d’un serveur my sql qui tourne (on voit ça en R4.03 avec mongo). Avec sqlite on a pas besoin de ce serveur.</text:p>
      <text:p text:style-name="P7"/>
      <text:p text:style-name="P7"/>
      <text:p text:style-name="P7"/>
      <text:p text:style-name="P7"/>
      <text:p text:style-name="P8">Jade</text:p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37:29.609474873</meta:creation-date>
    <dc:date>2024-04-25T20:16:23.981407240</dc:date>
    <meta:editing-duration>PT6M11S</meta:editing-duration>
    <meta:editing-cycles>3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4" meta:word-count="67" meta:character-count="332" meta:non-whitespace-character-count="271"/>
  </office:meta>
</office:document-meta>
</file>